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, Fab. Vamos a trabajar esto como <text:span text:style-name="Strong_20_Emphasis">ingeniería de producto narrativo</text:span>, con ciclos iterativos y objetivos claros.<text:line-break/>Tú ya definiste las <text:span text:style-name="Strong_20_Emphasis">características esenciales del sistema</text:span> (nuestros “requisitos funcionales y no funcionales”). Ahora me toca a mí proponer el <text:span text:style-name="Strong_20_Emphasis">primer lote de objetos candidatos</text:span>, pero no como versiones finales, sino como <text:span text:style-name="Strong_20_Emphasis">prototipos conceptuales</text:span> que luego iremos refinando juntos.</text:p>
      <text:p text:style-name="Text_20_body">Voy a proponerte <text:span text:style-name="Strong_20_Emphasis">tres objetos malditos iniciales</text:span>, cada uno diseñado para cumplir con tu marco conceptual y con un enfoque de “prueba de concepto”.<text:line-break/>La idea es que tú luego elijas, modifiques o propongas variantes, y así avanzamos en ciclos.</text:p>
      <text:p text:style-name="Horizontal_20_Line"/>
      <text:h text:style-name="Heading_20_1" text:outline-level="1">🔧 <text:span text:style-name="Strong_20_Emphasis">CICLO 1 — Prototipos iniciales de objetos malditos</text:span></text:h>
      <text:p text:style-name="Text_20_body">Cada uno sigue la plantilla que definimos:<text:line-break/>Deseo → Distorsión → Precio → Demonio → Adicción → Utilidad narrativa.</text:p>
      <text:p text:style-name="Horizontal_20_Line"/>
      <text:h text:style-name="Heading_20_1" text:outline-level="1">🜁 <text:span text:style-name="Strong_20_Emphasis">1. El Espejo de la Ruta Alternativa</text:span></text:h>
      <text:h text:style-name="Heading_20_3" text:outline-level="3"><text:span text:style-name="Strong_20_Emphasis">Deseo concedido (superpoder)</text:span></text:h>
      <text:p text:style-name="Text_20_body">Permite ver <text:span text:style-name="Emphasis">qué habría pasado</text:span> si el usuario tomara una decisión distinta en el presente.<text:line-break/>Es decir: muestra futuros alternativos inmediatos.</text:p>
      <text:h text:style-name="Heading_20_3" text:outline-level="3"><text:span text:style-name="Strong_20_Emphasis">Distorsión</text:span></text:h>
      <text:p text:style-name="Text_20_body">El espejo siempre muestra la ruta “más tentadora”, pero oculta los efectos secundarios negativos.<text:line-break/>El usuario cree que puede evitar un problema… pero al actuar según la visión, genera consecuencias inesperadas en su entorno.</text:p>
      <text:h text:style-name="Heading_20_3" text:outline-level="3"><text:span text:style-name="Strong_20_Emphasis">Precio siniestro</text:span></text:h>
      <text:p text:style-name="Text_20_body">Cada vez que se consulta, un evento desafortunado ocurre en un lugar cercano, afectando a alguien inocente.<text:line-break/>No lo describimos gráficamente: solo sabemos que es un “accidente” o “desastre”.</text:p>
      <text:h text:style-name="Heading_20_3" text:outline-level="3"><text:span text:style-name="Strong_20_Emphasis">Lógica del demonio</text:span></text:h>
      <text:p text:style-name="Text_20_body">El demonio quiere que el usuario dependa del espejo para cada decisión, erosionando su confianza en sí mismo.</text:p>
      <text:h text:style-name="Heading_20_3" text:outline-level="3"><text:soft-page-break/><text:span text:style-name="Strong_20_Emphasis">Mecanismo de adicción</text:span></text:h>
      <text:p text:style-name="Text_20_body">La visión del espejo crea un problema nuevo que solo puede resolverse consultándolo otra vez.</text:p>
      <text:h text:style-name="Heading_20_3" text:outline-level="3"><text:span text:style-name="Strong_20_Emphasis">Utilidad narrativa</text:span></text:h>
      <text:p text:style-name="Text_20_body">La protagonista puede anticipar trampas, emboscadas, mentiras… pero cada uso complica la situación general.</text:p>
      <text:p text:style-name="Horizontal_20_Line"/>
      <text:h text:style-name="Heading_20_1" text:outline-level="1">🜂 <text:span text:style-name="Strong_20_Emphasis">2. La Llave del Umbral Imposible</text:span></text:h>
      <text:h text:style-name="Heading_20_3" text:outline-level="3"><text:span text:style-name="Strong_20_Emphasis">Deseo concedido (superpoder)</text:span></text:h>
      <text:p text:style-name="Text_20_body">Abre cualquier puerta, cerradura o acceso físico, incluso aquellos que no deberían existir (habitaciones ocultas, pasajes sellados, etc.).</text:p>
      <text:h text:style-name="Heading_20_3" text:outline-level="3"><text:span text:style-name="Strong_20_Emphasis">Distorsión</text:span></text:h>
      <text:p text:style-name="Text_20_body">Cada vez que abre un acceso, también abre <text:span text:style-name="Emphasis">otro</text:span> en un lugar desconocido, permitiendo que algo o alguien entre o salga sin control.</text:p>
      <text:h text:style-name="Heading_20_3" text:outline-level="3"><text:span text:style-name="Strong_20_Emphasis">Precio siniestro</text:span></text:h>
      <text:p text:style-name="Text_20_body">Un espacio cercano sufre un deterioro repentino: humedad, grietas, fallos eléctricos, colapsos menores.<text:line-break/>El mundo físico se “desestabiliza”.</text:p>
      <text:h text:style-name="Heading_20_3" text:outline-level="3"><text:span text:style-name="Strong_20_Emphasis">Lógica del demonio</text:span></text:h>
      <text:p text:style-name="Text_20_body">Busca debilitar las barreras del mundo, creando caos estructural y confusión.</text:p>
      <text:h text:style-name="Heading_20_3" text:outline-level="3"><text:span text:style-name="Strong_20_Emphasis">Mecanismo de adicción</text:span></text:h>
      <text:p text:style-name="Text_20_body">La protagonista usa la llave para escapar o infiltrarse, pero luego debe usarla otra vez para cerrar o compensar los efectos colaterales.</text:p>
      <text:h text:style-name="Heading_20_3" text:outline-level="3"><text:span text:style-name="Strong_20_Emphasis">Utilidad narrativa</text:span></text:h>
      <text:p text:style-name="Text_20_body">Perfecta para historias donde la protagonista necesita entrar en lugares inaccesibles o escapar de situaciones límite.</text:p>
      <text:p text:style-name="Horizontal_20_Line"/>
      <text:h text:style-name="Heading_20_1" text:outline-level="1"><text:soft-page-break/>🜃 <text:span text:style-name="Strong_20_Emphasis">3. El Anillo del Pensamiento Prestado</text:span></text:h>
      <text:h text:style-name="Heading_20_3" text:outline-level="3"><text:span text:style-name="Strong_20_Emphasis">Deseo concedido (superpoder)</text:span></text:h>
      <text:p text:style-name="Text_20_body">Permite escuchar un pensamiento concreto de una persona cercana.<text:line-break/>No toda su mente: solo un pensamiento puntual.</text:p>
      <text:h text:style-name="Heading_20_3" text:outline-level="3"><text:span text:style-name="Strong_20_Emphasis">Distorsión</text:span></text:h>
      <text:p text:style-name="Text_20_body">El anillo selecciona siempre el pensamiento más dañino, ambiguo o malinterpretado posible, generando paranoia o conflictos.</text:p>
      <text:h text:style-name="Heading_20_3" text:outline-level="3"><text:span text:style-name="Strong_20_Emphasis">Precio siniestro</text:span></text:h>
      <text:p text:style-name="Text_20_body">Tras cada uso, alguien cercano al usuario sufre un episodio de confusión, pérdida de memoria o comportamiento errático.</text:p>
      <text:h text:style-name="Heading_20_3" text:outline-level="3"><text:span text:style-name="Strong_20_Emphasis">Lógica del demonio</text:span></text:h>
      <text:p text:style-name="Text_20_body">Quiere aislar al usuario, rompiendo vínculos y sembrando desconfianza.</text:p>
      <text:h text:style-name="Heading_20_3" text:outline-level="3"><text:span text:style-name="Strong_20_Emphasis">Mecanismo de adicción</text:span></text:h>
      <text:p text:style-name="Text_20_body">El pensamiento escuchado genera dudas que solo pueden resolverse usando el anillo otra vez.</text:p>
      <text:h text:style-name="Heading_20_3" text:outline-level="3"><text:span text:style-name="Strong_20_Emphasis">Utilidad narrativa</text:span></text:h>
      <text:p text:style-name="Text_20_body">Ideal para interrogatorios, sospechas, traiciones, o para descubrir secretos… a un costo creciente.</text:p>
      <text:p text:style-name="Horizontal_20_Line"/>
      <text:h text:style-name="Heading_20_1" text:outline-level="1">✔ <text:span text:style-name="Strong_20_Emphasis">Cierre del ciclo 1</text:span></text:h>
      <text:p text:style-name="Text_20_body">Estos tres objetos son <text:span text:style-name="Strong_20_Emphasis">prototipos</text:span>, no versiones finales.<text:line-break/>La idea es que tú ahora:</text:p>
      <text:list xml:id="list3970871194" text:style-name="L1">
        <text:list-item>
          <text:p text:style-name="P2">Elijas uno para refinar </text:p>
        </text:list-item>
        <text:list-item>
          <text:p text:style-name="P2">O propongas un objeto nuevo </text:p>
        </text:list-item>
        <text:list-item>
          <text:p text:style-name="P2">O modifiques uno de los míos </text:p>
        </text:list-item>
        <text:list-item>
          <text:p text:style-name="P1">O plantees un nuevo requisito para el sistema </text:p>
        </text:list-item>
      </text:list>
      <text:p text:style-name="Text_20_body">Lo que tú decidas será el inicio del <text:span text:style-name="Strong_20_Emphasis">Ciclo 2</text:span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27T10:17:59.269000000</meta:creation-date>
    <dc:date>2025-12-27T10:23:31.364000000</dc:date>
    <meta:editing-duration>PT5M32S</meta:editing-duration>
    <meta:editing-cycles>1</meta:editing-cycles>
    <meta:document-statistic meta:table-count="0" meta:image-count="0" meta:object-count="0" meta:page-count="3" meta:paragraph-count="50" meta:word-count="570" meta:character-count="3731" meta:non-whitespace-character-count="3210"/>
    <meta:generator>LibreOffice/7.3.5.2$Windows_X86_64 LibreOffice_project/184fe81b8c8c30d8b5082578aee2fed2ea847c01</meta:generator>
  </office:meta>
</office:document-meta>
</file>